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30_10-28-55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9 E-139-34-49.49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9-12-30_23-31-13_000.jpg</text:p>
          </table:table-cell>
          <table:table-cell table:style-name="ce16" office:value-type="string">
            <text:p>:m 記録 / 身体 / 右手 / 手の甲 / 火傷の跡、治りの状況</text:p>
          </table:table-cell>
          <table:table-cell table:style-name="ce3"/>
          <table:table-cell table:style-name="ce3"/>
          <table:table-cell table:style-name="ce3" office:value-type="string">
            <text:p>N-35-35-28.83 E-139-34-49.38</text:p>
          </table:table-cell>
          <table:table-cell table:style-name="ce29" table:formula="of:=IF([.E3]=&quot;&quot;;[.C3];CONCATENATE([.C3];&quot; / &quot;;[.E3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31_01-08-18_000.jpg</text:p>
          </table:table-cell>
          <table:table-cell table:style-name="ce15" office:value-type="string">
            <text:p>:m :PHOTO 寝た時刻 / 2019</text:p>
          </table:table-cell>
          <table:table-cell table:style-name="ce28"/>
          <table:table-cell table:style-name="ce3"/>
          <table:table-cell table:style-name="ce3" office:value-type="string">
            <text:p>N-35-35-28.59 E-139-34-49.43</text:p>
          </table:table-cell>
          <table:table-cell table:style-name="ce29" table:formula="of:=IF([.E4]=&quot;&quot;;[.C4];CONCATENATE([.C4];&quot; / &quot;;[.E4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31_06-35-50_000.jpg</text:p>
          </table:table-cell>
          <table:table-cell table:style-name="ce16" office:value-type="string">
            <text:p>:m :PHOTO 起きた時刻 / 2019</text:p>
          </table:table-cell>
          <table:table-cell table:style-name="ce20"/>
          <table:table-cell table:style-name="ce3"/>
          <table:table-cell table:style-name="ce3" office:value-type="string">
            <text:p>N-35-35-28.53 E-139-34-49.49</text:p>
          </table:table-cell>
          <table:table-cell table:style-name="ce29" table:formula="of:=IF([.E5]=&quot;&quot;;[.C5];CONCATENATE([.C5];&quot; / &quot;;[.E5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31_07-54-05_000.jpg</text:p>
          </table:table-cell>
          <table:table-cell table:style-name="ce16" office:value-type="string">
            <text:p>:m other / 記録　文書 / @自室 / 朝体操 / ストレッチ / メニュー、リスト / page.1</text:p>
          </table:table-cell>
          <table:table-cell table:style-name="ce20"/>
          <table:table-cell table:style-name="ce3"/>
          <table:table-cell table:style-name="ce3" office:value-type="string">
            <text:p>N-35-35-28.64 E-139-34-49.43</text:p>
          </table:table-cell>
          <table:table-cell table:style-name="ce29" table:formula="of:=IF([.E6]=&quot;&quot;;[.C6];CONCATENATE([.C6];&quot; / &quot;;[.E6]))" office:value-type="string" office:string-value=":m other / 記録　文書 / @自室 / 朝体操 / ストレッチ / メニュー、リスト / page.1">
            <text:p>:m other / 記録　文書 / @自室 / 朝体操 / ストレッチ / メニュー、リスト / page.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31_08-07-09_000.jpg</text:p>
          </table:table-cell>
          <table:table-cell table:style-name="ce15" office:value-type="string">
            <text:p>:m 東和 PHOTO / 191228sa / 入谷駅 / 下谷２丁目マンション新築工事 / １名 / 佐藤工業（古里建設工業） / 日誌</text:p>
          </table:table-cell>
          <table:table-cell table:style-name="ce13"/>
          <table:table-cell table:style-name="ce3"/>
          <table:table-cell table:style-name="ce3" office:value-type="string">
            <text:p>N-35-35-28.72 E-139-34-49.49</text:p>
          </table:table-cell>
          <table:table-cell table:style-name="ce29" table:formula="of:=IF([.E7]=&quot;&quot;;[.C7];CONCATENATE([.C7];&quot; / &quot;;[.E7]))" office:value-type="string" office:string-value=":m 東和 PHOTO / 191228sa / 入谷駅 / 下谷２丁目マンション新築工事 / １名 / 佐藤工業（古里建設工業） / 日誌">
            <text:p>:m 東和 PHOTO / 191228sa / 入谷駅 / 下谷２丁目マンション新築工事 / １名 / 佐藤工業（古里建設工業） / 日誌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05_21-34-07_000.m4a</text:p>
          </table:table-cell>
          <table:table-cell table:style-name="ce16" office:value-type="string">
            <text:p>:VOICE-MEMO / @自宅 / diary / やっていないこと / 数学、デッサン</text:p>
          </table:table-cell>
          <table:table-cell table:style-name="ce15"/>
          <table:table-cell table:style-name="ce3"/>
          <table:table-cell table:style-name="ce3"/>
          <table:table-cell table:style-name="ce29" table:formula="of:=IF([.E8]=&quot;&quot;;[.C8];CONCATENATE([.C8];&quot; / &quot;;[.E8]))" office:value-type="string" office:string-value=":VOICE-MEMO / @自宅 / diary / やっていないこと / 数学、デッサン">
            <text:p>:VOICE-MEMO / @自宅 / diary / やっていないこと / 数学、デッサ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06_15-06-54_000.m4a</text:p>
          </table:table-cell>
          <table:table-cell table:style-name="ce16" office:value-type="string">
            <text:p>:VOICE-MEMO / @自宅 / 災害メモ / トイレットペーパー、物置、１６袋</text:p>
          </table:table-cell>
          <table:table-cell table:style-name="ce16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宅 / 災害メモ / トイレットペーパー、物置、１６袋">
            <text:p>:VOICE-MEMO / @自宅 / 災害メモ / トイレットペーパー、物置、１６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06_15-07-14_000.m4a</text:p>
          </table:table-cell>
          <table:table-cell table:style-name="ce16" office:value-type="string">
            <text:p>:VOICE-MEMO / @自宅 / 災害メモ / ティッシュペーパー、物置、６箱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宅 / 災害メモ / ティッシュペーパー、物置、６箱">
            <text:p>:VOICE-MEMO / @自宅 / 災害メモ / ティッシュペーパー、物置、６箱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09_02-08-20_000.m4a</text:p>
          </table:table-cell>
          <table:table-cell table:style-name="ce16" office:value-type="string">
            <text:p>:VOICE-MEMO / @自宅 / tome / 誰かに規定されて生きるのはやめよう、誰かに定義付けられて生きるのはやめよう</text:p>
          </table:table-cell>
          <table:table-cell table:style-name="ce13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tome / 誰かに規定されて生きるのはやめよう、誰かに定義付けられて生きるのはやめよう">
            <text:p>:VOICE-MEMO / @自宅 / tome / 誰かに規定されて生きるのはやめよう、誰かに定義付けられて生きるのはやめよう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09_05-23-43_000.m4a</text:p>
          </table:table-cell>
          <table:table-cell table:style-name="ce16" office:value-type="string">
            <text:p>:VOICE-MEMO / @自宅 / diary / 見た夢 / シマフクロウ、言わない、短歌を詠んでいる</text:p>
          </table:table-cell>
          <table:table-cell table:style-name="ce15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diary / 見た夢 / シマフクロウ、言わない、短歌を詠んでいる">
            <text:p>:VOICE-MEMO / @自宅 / diary / 見た夢 / シマフクロウ、言わない、短歌を詠んでい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09_09-46-11_000.m4a</text:p>
          </table:table-cell>
          <table:table-cell table:style-name="ce16" office:value-type="string">
            <text:p>:VOICE-MEMO / @自宅 / diary / 見た夢 / 宮前平駅からの坂、できるビジネスマン風の人、人々は皆、こういう人になりたいのだろうな</text:p>
          </table:table-cell>
          <table:table-cell table:style-name="ce16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宅 / diary / 見た夢 / 宮前平駅からの坂、できるビジネスマン風の人、人々は皆、こういう人になりたいのだろうな">
            <text:p>:VOICE-MEMO / @自宅 / diary / 見た夢 / 宮前平駅からの坂、できるビジネスマン風の人、人々は皆、こういう人になりたいのだろうな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6-09_09-49-00_000.m4a</text:p>
          </table:table-cell>
          <table:table-cell table:style-name="ce16" office:value-type="string">
            <text:p>:VOICE-MEMO / @自宅 / 思うこと / なぜ起きたのか、頭の中にメロディーが流れている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宅 / 思うこと / なぜ起きたのか、頭の中にメロディーが流れている">
            <text:p>:VOICE-MEMO / @自宅 / 思うこと / なぜ起きたのか、頭の中にメロディーが流れてい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6-09_09-51-26_000.m4a</text:p>
          </table:table-cell>
          <table:table-cell table:style-name="ce6" office:value-type="string">
            <text:p>:VOICE-MEMO / @自宅 / thoughts,考え / 身体性、かつての炭鉱、精神的なきつさを共通のものとして、共同体的な生き方を採用できるか？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thoughts,考え / 身体性、かつての炭鉱、精神的なきつさを共通のものとして、共同体的な生き方を採用できるか？">
            <text:p>:VOICE-MEMO / @自宅 / thoughts,考え / 身体性、かつての炭鉱、精神的なきつさを共通のものとして、共同体的な生き方を採用できるか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6-09_09-55-32_000.m4a</text:p>
          </table:table-cell>
          <table:table-cell table:style-name="ce6" office:value-type="string">
            <text:p>:VOICE-MEMO / @自宅 / thoughts,考え / 身体を治す、外からできるのは治癒力を高めること、考えや思考も、同じことは当てはまるか？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thoughts,考え / 身体を治す、外からできるのは治癒力を高めること、考えや思考も、同じことは当てはまるか？">
            <text:p>:VOICE-MEMO / @自宅 / thoughts,考え / 身体を治す、外からできるのは治癒力を高めること、考えや思考も、同じことは当てはまるか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6-09_10-00-44_000.m4a</text:p>
          </table:table-cell>
          <table:table-cell table:style-name="ce16" office:value-type="string">
            <text:p>:VOICE-MEMO / @自宅 / 思うこと / 子供が自分で食事を作れる、家事をする、しかし、最後に「ありがとう」がない、言葉のみの経験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思うこと / 子供が自分で食事を作れる、家事をする、しかし、最後に「ありがとう」がない、言葉のみの経験">
            <text:p>:VOICE-MEMO / @自宅 / 思うこと / 子供が自分で食事を作れる、家事をする、しかし、最後に「ありがとう」がない、言葉のみの経験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30_06-36-13_000.m4a</text:p>
          </table:table-cell>
          <table:table-cell table:style-name="ce16" office:value-type="string">
            <text:p>:VOICE-MEMO / @自宅 / 記録 / 祈り / 口に出す言葉 / 朝 /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記録 / 祈り / 口に出す言葉 / 朝 /">
            <text:p>:VOICE-MEMO / @自宅 / 記録 / 祈り / 口に出す言葉 / 朝 /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30_06-37-23_000.m4a</text:p>
          </table:table-cell>
          <table:table-cell table:style-name="ce16" office:value-type="string">
            <text:p>:VOICE-MEMO / @自宅 / diary / 初めて / 寝る前のストレッチ、寝そべって行う品種を行う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diary / 初めて / 寝る前のストレッチ、寝そべって行う品種を行う">
            <text:p>:VOICE-MEMO / @自宅 / diary / 初めて / 寝る前のストレッチ、寝そべって行う品種を行う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30_06-40-50_000.m4a</text:p>
          </table:table-cell>
          <table:table-cell table:style-name="ce16" office:value-type="string">
            <text:p>:VOICE-MEMO / @自室 / idea,lets / kb / ガレージバンドで入れたメロディ、付随するベースラインをつける、つけかたのパターンを書き出す、research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idea,lets / kb / ガレージバンドで入れたメロディ、付随するベースラインをつける、つけかたのパターンを書き出す、research">
            <text:p>:VOICE-MEMO / @自室 / idea,lets / kb / ガレージバンドで入れたメロディ、付随するベースラインをつける、つけかたのパターンを書き出す、research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30_06-43-16_000.m4a</text:p>
          </table:table-cell>
          <table:table-cell table:style-name="ce16" office:value-type="string">
            <text:p>:VOICE-MEMO / @自宅 / 思うこと / 新しい年、弱々しいながらも、自分が作ろうとする世界が、明らかになる、持続的に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思うこと / 新しい年、弱々しいながらも、自分が作ろうとする世界が、明らかになる、持続的に">
            <text:p>:VOICE-MEMO / @自宅 / 思うこと / 新しい年、弱々しいながらも、自分が作ろうとする世界が、明らかになる、持続的に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30_07-00-32_000.m4a</text:p>
          </table:table-cell>
          <table:table-cell table:style-name="ce16" office:value-type="string">
            <text:p>:VOICE-MEMO / @自宅 / idea / guitar,gt / <text:s/>リサーチのテーマ、カポをつけて、キーを変えて、同じ曲を弾いていみる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idea / guitar,gt /  リサーチのテーマ、カポをつけて、キーを変えて、同じ曲を弾いていみる">
            <text:p>:VOICE-MEMO / @自宅 / idea / guitar,gt / <text:s/>リサーチのテーマ、カポをつけて、キーを変えて、同じ曲を弾いていみ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30_07-02-38_000.m4a</text:p>
          </table:table-cell>
          <table:table-cell table:style-name="ce16" office:value-type="string">
            <text:p>:VOICE-MEMO / @自室 / 知りたい / キリスト教の一神教と仏教との関係、鈴木正三の『驢鞍橋』、正三の言っていることは、一神教とぶつかるのか？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室 / 知りたい / キリスト教の一神教と仏教との関係、鈴木正三の『驢鞍橋』、正三の言っていることは、一神教とぶつかるのか？">
            <text:p>:VOICE-MEMO / @自室 / 知りたい / キリスト教の一神教と仏教との関係、鈴木正三の『驢鞍橋』、正三の言っていることは、一神教とぶつかるのか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30_07-07-30_000.m4a</text:p>
          </table:table-cell>
          <table:table-cell table:style-name="ce16" office:value-type="string">
            <text:p>:VOICE-MEMO / @自宅 / 思うこと / 宮台さん神保さんを批判する、自分にその批判を戻してみる、なにを守るべきなのかを知るための手がかりにはなる、かも知れない；それらの批判をする際に無意識に使っている判断基準は何か？その基準こそが、自分が守りたいもの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宅 / 思うこと / 宮台さん神保さんを批判する、自分にその批判を戻してみる、なにを守るべきなのかを知るための手がかりにはなる、かも知れない；それらの批判をする際に無意識に使っている判断基準は何か？その基準こそが、自分が守りたいもの">
            <text:p>:VOICE-MEMO / @自宅 / 思うこと / 宮台さん神保さんを批判する、自分にその批判を戻してみる、なにを守るべきなのかを知るための手がかりにはなる、かも知れない；それらの批判をする際に無意識に使っている判断基準は何か？その基準こそが、自分が守りたいもの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30_07-09-49_000.m4a</text:p>
          </table:table-cell>
          <table:table-cell table:style-name="ce16" office:value-type="string">
            <text:p>:VOICE-MEMO / @自宅 / diary / 初めて / 「来年以降の見通し」を考えた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OICE-MEMO / @自宅 / diary / 初めて / 「来年以降の見通し」を考えた">
            <text:p>:VOICE-MEMO / @自宅 / diary / 初めて / 「来年以降の見通し」を考え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2-30_07-46-18_000.m4a</text:p>
          </table:table-cell>
          <table:table-cell table:style-name="ce16" office:value-type="string">
            <text:p>:VOICE-MEMO / @自宅 / idea / research / キリスト教の人々、どんなバリエーションがあるか、例えば行事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:VOICE-MEMO / @自宅 / idea / research / キリスト教の人々、どんなバリエーションがあるか、例えば行事">
            <text:p>:VOICE-MEMO / @自宅 / idea / research / キリスト教の人々、どんなバリエーションがあるか、例えば行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30_17-47-42_000.mov</text:p>
          </table:table-cell>
          <table:table-cell table:style-name="ce6" office:value-type="string">
            <text:p>:VIDEO / @自宅 / メモ / guitar,gt / 演奏、play / g-1230-1 / fs-1 / memo=s.1:fs-1,R=1 || s.2:fs-2,R=2 || s.3:f-96,r,patt-1(1),id=38535,score+ || s.4:f-96,r,patt-1(1)-3.n,score~,R=3</text:p>
          </table:table-cell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string" office:string-value=":VIDEO / @自宅 / メモ / guitar,gt / 演奏、play / g-1230-1 / fs-1 / memo=s.1:fs-1,R=1 || s.2:fs-2,R=2 || s.3:f-96,r,patt-1(1),id=38535,score+ || s.4:f-96,r,patt-1(1)-3.n,score~,R=3">
            <text:p>:VIDEO / @自宅 / メモ / guitar,gt / 演奏、play / g-1230-1 / fs-1 / memo=s.1:fs-1,R=1 || s.2:fs-2,R=2 || s.3:f-96,r,patt-1(1),id=38535,score+ || s.4:f-96,r,patt-1(1)-3.n,score~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30_17-54-47_000.mov</text:p>
          </table:table-cell>
          <table:table-cell table:style-name="ce6" office:value-type="string">
            <text:p>:VIDEO / @自宅 / メモ / guitar,gt / 演奏、play / g-1230-2 / fs-2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string" office:string-value=":VIDEO / @自宅 / メモ / guitar,gt / 演奏、play / g-1230-2 / fs-2,R=2">
            <text:p>:VIDEO / @自宅 / メモ / guitar,gt / 演奏、play / g-1230-2 / fs-2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2-30_18-27-42_000.mov</text:p>
          </table:table-cell>
          <table:table-cell table:style-name="ce6" office:value-type="string">
            <text:p>:VIDEO / @自宅 / メモ / guitar,gt / 演奏、play / g-1230-3 / f-96,r,patt-1(1)-3.n,score~,R=3</text:p>
          </table:table-cell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string" office:string-value=":VIDEO / @自宅 / メモ / guitar,gt / 演奏、play / g-1230-3 / f-96,r,patt-1(1)-3.n,score~,R=3">
            <text:p>:VIDEO / @自宅 / メモ / guitar,gt / 演奏、play / g-1230-3 / f-96,r,patt-1(1)-3.n,score~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2-31_07-41-42_000.mov</text:p>
          </table:table-cell>
          <table:table-cell table:style-name="ce16" office:value-type="string">
            <text:p>:VIDEO / @自宅 / 体操 / 朝 / 練功 / tips / 始めるときの動き / memo-id=XTIF</text:p>
          </table:table-cell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string" office:string-value=":VIDEO / @自宅 / 体操 / 朝 / 練功 / tips / 始めるときの動き / memo-id=XTIF">
            <text:p>:VIDEO / @自宅 / 体操 / 朝 / 練功 / tips / 始めるときの動き / memo-id=XTIF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2-31_07-45-12_000.mov</text:p>
          </table:table-cell>
          <table:table-cell table:style-name="ce16" office:value-type="string">
            <text:p>:VIDEO / @自宅 / 体操 / 朝 / 練功 / tips / 始めるときの動き / memo-id=XTIF</text:p>
          </table:table-cell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string" office:string-value=":VIDEO / @自宅 / 体操 / 朝 / 練功 / tips / 始めるときの動き / memo-id=XTIF">
            <text:p>:VIDEO / @自宅 / 体操 / 朝 / 練功 / tips / 始めるときの動き / memo-id=XTIF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0">
            <text:p>3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1">
            <text:p>3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1">
            <text:p>3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1])" office:value-type="float" office:value="30">
            <text:p>3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1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3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3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2019/12/31</text:date>, <text:time>10:1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31T10:18:31.46</dc:date>
    <dc:creator>iwabuchi ken</dc:creator>
    <meta:editing-duration>P15DT13H12M37S</meta:editing-duration>
    <meta:editing-cycles>6189</meta:editing-cycles>
    <meta:document-statistic meta:table-count="1" meta:cell-count="770" meta:object-count="0"/>
  </office:meta>
</office:document-meta>
</file>